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0">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0">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1"/>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5324900413436839423" text:style-name="L1">
        <text:list-item>
          <text:p text:style-name="P13">El ingeniero proporciona una fecha de programacion e identificador del distrito para el prodcuto.</text:p>
        </text:list-item>
        <text:list-item>
          <text:p text:style-name="P13">El producto recupera los mapas termicos relevantes</text:p>
        </text:list-item>
        <text:list-item>
          <text:p text:style-name="P13">El producto usa mapas termicos, las lecturas de temperatura del distrito y los pronosticos del clima para predecir las temperaturas para cada seccion de carretera del distrito.</text:p>
        </text:list-item>
        <text:list-item>
          <text:p text:style-name="P13">El producto predice que carreteras se congelaran y cuando se congelaran</text:p>
        </text:list-item>
        <text:list-item>
          <text:p text:style-name="P13">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7833466272996043634" text:style-name="L2">
        <text:list-item>
          <text:p text:style-name="P14">El producto determina que caminos se congelarán y cuando se congelarán.</text:p>
        </text:list-item>
      </text:list>
      <text:p text:style-name="P3"/>
      <text:p text:style-name="P3">Este paso en el escenario de caso de uso nos lleva a escribir tres requisitos funcionales:</text:p>
      <text:p text:style-name="P3"/>
      <text:list xml:id="list3164515298507473404" text:style-name="L3">
        <text:list-item>
          <text:p text:style-name="P16">El producto debe determinar que areas del distrito se espera que se congelen</text:p>
        </text:list-item>
        <text:list-item>
          <text:p text:style-name="P16">El producto debe determinar que secciones del camino estan en las areas que se preve que se congelen.</text:p>
        </text:list-item>
        <text:list-item>
          <text:p text:style-name="P16">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6"><text:span text:style-name="T4"/></text:p>
      <text:p text:style-name="P6"><text:span text:style-name="T4">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span></text:p>
      <text:p text:style-name="P6"><text:span text:style-name="T4"/></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DESCRIPCION Y JUSTIFICACION</text:span></text:p>
      <text:p text:style-name="P6"><text:span text:style-name="T3"/></text:p>
      <text:p text:style-name="P18"><text:span text:style-name="T3">Debemos incluir un fundamento a nuestros requisitos para mostrar porque existe el requisito. Por ejemplo:</text:span></text:p>
      <text:p text:style-name="P18"><text:span text:style-name="T3"/></text:p>
      <text:p text:style-name="P6"><text:span text:style-name="T3">Descripcion: </text:span><text:span text:style-name="T4">El producto deberá registrar las carreteras que han sido tratadas.</text:span></text:p>
      <text:p text:style-name="P6"><text:span text:style-name="T3">Justificacion: </text:span><text:span text:style-name="T4">Poder programar rutas sin tratar y resaltar el peligro potencial</text:span></text:p>
      <text:p text:style-name="P6"><text:span text:style-name="T4"/></text:p>
      <text:p text:style-name="P6"><text:span text:style-name="T4">Claramente la logica indica que este requisito merece la atencion debida.</text:span></text:p>
      <text:p text:style-name="P6"><text:span text:style-name="T4"/></text:p>
      <text:p text:style-name="P6"><text:span text:style-name="T3">Descripcion: </text:span><text:span text:style-name="T4">El producto deberá registrar el tiempo de inicio y finalización de la actividad programada de un caminión.</text:span></text:p>
      <text:p text:style-name="P6"><text:span text:style-name="T3">Justificación 1: </text:span><text:span text:style-name="T4">El capataz del depósito de camiones quiere saber que camiones son los mas utilizados. </text:span></text:p>
      <text:p text:style-name="P6"><text:span text:style-name="T3">Justificación 2: </text:span><text:span text:style-name="T4">Los camiones se programarán un máximo de 20 de 40 horas para permitir el mantenimiento y la limpeza.</text:span></text:p>
      <text:p text:style-name="P6"><text:span text:style-name="T4"/></text:p>
      <text:p text:style-name="P6"><text:span text:style-name="T3">Descripcion: </text:span><text:span text:style-name="T4">El producto debe proporcionar el mapa de rutas de la red de autobuses en una pantalla tactil.</text:span></text:p>
      <text:p text:style-name="P6"><text:span text:style-name="T3">Justificacion: </text:span><text:span text:style-name="T4">Los pasajeros deben proporcionar su destino para calcular la tarifa.</text:span></text:p>
      <text:p text:style-name="P6"><text:span text:style-name="T4"/></text:p>
      <text:p text:style-name="P6"><text:span text:style-name="T4">La necesidad real, el requisito real, es que los pasajeros proporcionen un destino. Como hacer esto, es mejor dejarlo al diseñador de experiencia de usuario y a la gente de tecnologia. </text:span></text:p>
      <text:p text:style-name="P6"><text:span text:style-name="T4"/></text:p>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2-19T10:18:23.73</dc:date>
    <dc:creator>cv </dc:creator>
    <meta:editing-duration>PT6H47M11S</meta:editing-duration>
    <meta:editing-cycles>36</meta:editing-cycles>
    <meta:generator>OpenOffice/4.1.4$Win32 OpenOffice.org_project/414m5$Build-9788</meta:generator>
    <meta:document-statistic meta:table-count="0" meta:image-count="9" meta:object-count="0" meta:page-count="50" meta:paragraph-count="1075" meta:word-count="18021" meta:character-count="110866"/>
  </office:meta>
</office:document-meta>
</file>